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language="fi" fo:country="FI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language="fi" fo:country="FI"/>
    </style:style>
  </office:automatic-styles>
  <office:body>
    <office:text text:use-soft-page-breaks="true">
      <text:list text:style-name="LFO1" text:continue-numbering="true">
        <text:list-item>
          <text:p text:style-name="P1">Amppeerimittariin tulee oikosulku, koska virrat kulkevat amppeerimittarin heikon vastuksen läpi.</text:p>
        </text:list-item>
        <text:list-item>
          <text:p text:style-name="P2"><text:span text:style-name="T3">Mittaustulos vääristyy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istian Pekkanen NTIS20K</meta:initial-creator>
    <dc:creator>Kristian Pekkanen NTIS20K</dc:creator>
    <meta:creation-date>2020-11-04T14:52:00Z</meta:creation-date>
    <dc:date>2020-11-04T15:02:00Z</dc:date>
    <meta:template xlink:href="Normal" xlink:type="simple"/>
    <meta:editing-cycles>1</meta:editing-cycles>
    <meta:editing-duration>PT600S</meta:editing-duration>
    <meta:document-statistic meta:page-count="1" meta:paragraph-count="1" meta:word-count="19" meta:character-count="120" meta:row-count="1" meta:non-whitespace-character-count="102"/>
  </office:meta>
</office:document-meta>
</file>